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background-color="#ffffff"/>
    </style:style>
    <style:style style:name="P4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7" style:family="paragraph" style:parent-style-name="Standard">
      <style:paragraph-properties fo:line-height="115%" fo:text-align="justify" style:justify-single-word="false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background-color="#ffffff"/>
    </style:style>
    <style:style style:name="T3" style:family="text">
      <style:text-properties fo:font-style="italic" fo:background-color="#ffffff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GIT</text:span><text:span text:style-name="T1"> - </text:span><text:span text:style-name="T1">GITHUB</text:span></text:p>
      <text:p text:style-name="P1"/>
      <text:p text:style-name="P5">Historia</text:p>
      <text:p text:style-name="P2">Git es un sistema de control de versiones distribuido (<text:span text:style-name="T2">DVCS</text:span>) de código abierto, nace en el año 2005 a partir de diferentes necesidad que tenía la comunidad que desarrolla el kernel de linux, ya que hasta ese momento usaba el <text:span text:style-name="T2">BitKeeper</text:span><text:span text:style-name="T2"> </text:span><text:span text:style-name="T2">que</text:span><text:span text:style-name="T2"> </text:span><text:span text:style-name="T2">es</text:span><text:span text:style-name="T2"> </text:span><text:span text:style-name="T2">un</text:span><text:span text:style-name="T2"> </text:span><text:span text:style-name="T2">software</text:span><text:span text:style-name="T2"> </text:span><text:span text:style-name="T2">propietario</text:span><text:span text:style-name="T2">, </text:span><text:span text:style-name="T2">lo</text:span><text:span text:style-name="T2"> </text:span><text:span text:style-name="T2">que</text:span><text:span text:style-name="T2"> </text:span><text:span text:style-name="T2">impedía</text:span><text:span text:style-name="T2"> </text:span><text:span text:style-name="T2">hacerle</text:span><text:span text:style-name="T2"> </text:span><text:span text:style-name="T2">modificaciones</text:span><text:span text:style-name="T2"> </text:span><text:span text:style-name="T2">y</text:span><text:span text:style-name="T2"> </text:span><text:span text:style-name="T2">mejoras</text:span><text:span text:style-name="T2"> </text:span><text:span text:style-name="T2">al</text:span><text:span text:style-name="T2"> </text:span><text:span text:style-name="T2">sistema</text:span><text:span text:style-name="T2">. </text:span><text:span text:style-name="T2">Luego</text:span><text:span text:style-name="T2"> </text:span><text:span text:style-name="T2">de</text:span><text:span text:style-name="T2"> </text:span><text:span text:style-name="T2">largas</text:span><text:span text:style-name="T2"> </text:span><text:span text:style-name="T2">discusiones</text:span><text:span text:style-name="T2"> </text:span><text:span text:style-name="T2">sobre</text:span><text:span text:style-name="T2"> </text:span><text:span text:style-name="T2">esta</text:span><text:span text:style-name="T2"> </text:span><text:span text:style-name="T2">problemática</text:span><text:span text:style-name="T2"> </text:span><text:span text:style-name="T2">Linus</text:span><text:span text:style-name="T2"> </text:span><text:span text:style-name="T2">Torvalds</text:span><text:span text:style-name="T2"> </text:span><text:span text:style-name="T2">decidió</text:span><text:span text:style-name="T2"> “</text:span><text:span text:style-name="T2">crear</text:span><text:span text:style-name="T2"> </text:span><text:span text:style-name="T2">un</text:span><text:span text:style-name="T2"> </text:span><text:span text:style-name="T2">DVCS</text:span><text:span text:style-name="T2"> </text:span><text:span text:style-name="T2">más</text:span><text:span text:style-name="T2"> </text:span><text:span text:style-name="T2">eficiente</text:span><text:span text:style-name="T2"> </text:span><text:span text:style-name="T2">y</text:span><text:span text:style-name="T2"> </text:span><text:span text:style-name="T2">más</text:span><text:span text:style-name="T2"> </text:span><text:span text:style-name="T2">poderoso</text:span><text:span text:style-name="T2"> </text:span><text:span text:style-name="T2">que</text:span><text:span text:style-name="T2"> </text:span><text:span text:style-name="T2">cualquiera</text:span><text:span text:style-name="T2"> </text:span><text:span text:style-name="T2">de</text:span><text:span text:style-name="T2"> </text:span><text:span text:style-name="T2">los</text:span><text:span text:style-name="T2"> </text:span><text:span text:style-name="T2">actuales</text:span><text:span text:style-name="T2">, </text:span><text:span text:style-name="T2">en</text:span><text:span text:style-name="T2"> </text:span><text:span text:style-name="T2">dos</text:span><text:span text:style-name="T2"> </text:span><text:span text:style-name="T2">semanas</text:span><text:span text:style-name="T2">”. </text:span><text:span text:style-name="T2">Asi</text:span><text:span text:style-name="T2"> </text:span><text:span text:style-name="T2">nació</text:span><text:span text:style-name="T2"> </text:span><text:span text:style-name="T2">Git</text:span><text:span text:style-name="T2">.</text:span></text:p>
      <text:p text:style-name="P3"/>
      <text:p text:style-name="P2"><text:span text:style-name="T2">Sistemas</text:span><text:span text:style-name="T2"> </text:span><text:span text:style-name="T2">de</text:span><text:span text:style-name="T2"> </text:span><text:span text:style-name="T2">Control</text:span><text:span text:style-name="T2"> </text:span><text:span text:style-name="T2">de</text:span><text:span text:style-name="T2"> </text:span><text:span text:style-name="T2">Versiones</text:span></text:p>
      <text:p text:style-name="P2"><text:span text:style-name="T2">Un</text:span><text:span text:style-name="T2"> </text:span><text:span text:style-name="T2">Sistema</text:span><text:span text:style-name="T2"> </text:span><text:span text:style-name="T2">de</text:span><text:span text:style-name="T2"> </text:span><text:span text:style-name="T2">Control</text:span><text:span text:style-name="T2"> </text:span><text:span text:style-name="T2">de</text:span><text:span text:style-name="T2"> </text:span><text:span text:style-name="T2">Versiones</text:span><text:span text:style-name="T2"> (</text:span><text:span text:style-name="T3">Version</text:span><text:span text:style-name="T3"> </text:span><text:span text:style-name="T3">Control</text:span><text:span text:style-name="T3"> </text:span><text:span text:style-name="T3">System</text:span><text:span text:style-name="T2"> - </text:span><text:span text:style-name="T2">VCS</text:span><text:span text:style-name="T2">, </text:span><text:span text:style-name="T2">por</text:span><text:span text:style-name="T2"> </text:span><text:span text:style-name="T2">sus</text:span><text:span text:style-name="T2"> </text:span><text:span text:style-name="T2">siglas</text:span><text:span text:style-name="T2"> </text:span><text:span text:style-name="T2">en</text:span><text:span text:style-name="T2"> </text:span><text:span text:style-name="T2">inglés</text:span><text:span text:style-name="T2">) </text:span><text:span text:style-name="T2">es</text:span><text:span text:style-name="T2"> </text:span><text:span text:style-name="T2">un</text:span><text:span text:style-name="T2"> </text:span><text:span text:style-name="T2">software</text:span><text:span text:style-name="T2"> </text:span><text:span text:style-name="T2">que</text:span><text:span text:style-name="T2"> </text:span><text:span text:style-name="T2">registra</text:span><text:span text:style-name="T2"> </text:span><text:span text:style-name="T2">los</text:span><text:span text:style-name="T2"> </text:span><text:span text:style-name="T2">cambios</text:span><text:span text:style-name="T2"> </text:span><text:span text:style-name="T2">en</text:span><text:span text:style-name="T2"> </text:span><text:span text:style-name="T2">un</text:span><text:span text:style-name="T2"> </text:span><text:span text:style-name="T2">archivo</text:span><text:span text:style-name="T2"> </text:span><text:span text:style-name="T2">o</text:span><text:span text:style-name="T2"> </text:span><text:span text:style-name="T2">un</text:span><text:span text:style-name="T2"> </text:span><text:span text:style-name="T2">conjunto</text:span><text:span text:style-name="T2"> </text:span><text:span text:style-name="T2">de</text:span><text:span text:style-name="T2"> </text:span><text:span text:style-name="T2">archivos</text:span><text:span text:style-name="T2"> </text:span><text:span text:style-name="T2">a</text:span><text:span text:style-name="T2"> </text:span><text:span text:style-name="T2">lo</text:span><text:span text:style-name="T2"> </text:span><text:span text:style-name="T2">largo</text:span><text:span text:style-name="T2"> </text:span><text:span text:style-name="T2">del</text:span><text:span text:style-name="T2"> </text:span><text:span text:style-name="T2">tiempo</text:span><text:span text:style-name="T2">, </text:span><text:span text:style-name="T2">para</text:span><text:span text:style-name="T2"> </text:span><text:span text:style-name="T2">tener</text:span><text:span text:style-name="T2"> </text:span><text:span text:style-name="T2">un</text:span><text:span text:style-name="T2"> </text:span><text:span text:style-name="T2">seguimiento</text:span><text:span text:style-name="T2"> (</text:span><text:span text:style-name="T3">tracking</text:span><text:span text:style-name="T2">) </text:span><text:span text:style-name="T2">de</text:span><text:span text:style-name="T2"> </text:span><text:span text:style-name="T2">quién</text:span><text:span text:style-name="T2">, </text:span><text:span text:style-name="T2">cuándo</text:span><text:span text:style-name="T2"> </text:span><text:span text:style-name="T2">y</text:span><text:span text:style-name="T2"> </text:span><text:span text:style-name="T2">qué</text:span><text:span text:style-name="T2"> </text:span><text:span text:style-name="T2">cambios</text:span><text:span text:style-name="T2"> </text:span><text:span text:style-name="T2">se</text:span><text:span text:style-name="T2"> </text:span><text:span text:style-name="T2">realizaron</text:span><text:span text:style-name="T2"> </text:span><text:span text:style-name="T2">sobre</text:span><text:span text:style-name="T2"> </text:span><text:span text:style-name="T2">ese</text:span><text:span text:style-name="T2"> </text:span><text:span text:style-name="T2">conjunto</text:span><text:span text:style-name="T2"> </text:span><text:span text:style-name="T2">de</text:span><text:span text:style-name="T2"> </text:span><text:span text:style-name="T2">archivos</text:span><text:span text:style-name="T2"> </text:span><text:span text:style-name="T2">y</text:span><text:span text:style-name="T2">, </text:span><text:span text:style-name="T2">a</text:span><text:span text:style-name="T2"> </text:span><text:span text:style-name="T2">la</text:span><text:span text:style-name="T2"> </text:span><text:span text:style-name="T2">vez</text:span><text:span text:style-name="T2">, </text:span><text:span text:style-name="T2">ser</text:span><text:span text:style-name="T2"> </text:span><text:span text:style-name="T2">capaz</text:span><text:span text:style-name="T2"> </text:span><text:span text:style-name="T2">de</text:span><text:span text:style-name="T2"> </text:span><text:span text:style-name="T2">volver</text:span><text:span text:style-name="T2"> </text:span><text:span text:style-name="T2">los</text:span><text:span text:style-name="T2"> </text:span><text:span text:style-name="T2">cambios</text:span><text:span text:style-name="T2"> </text:span><text:span text:style-name="T2">atras</text:span><text:span text:style-name="T2"> </text:span><text:span text:style-name="T2">en</text:span><text:span text:style-name="T2"> </text:span><text:span text:style-name="T2">el</text:span><text:span text:style-name="T2"> </text:span><text:span text:style-name="T2">tiempo</text:span><text:span text:style-name="T2"> </text:span><text:span text:style-name="T2">a</text:span><text:span text:style-name="T2"> </text:span><text:span text:style-name="T2">cualquier</text:span><text:span text:style-name="T2"> </text:span><text:span text:style-name="T2">punto</text:span><text:span text:style-name="T2">, </text:span><text:span text:style-name="T2">comparar</text:span><text:span text:style-name="T2"> </text:span><text:span text:style-name="T2">distintas</text:span><text:span text:style-name="T2"> </text:span><text:span text:style-name="T2">versiones</text:span><text:span text:style-name="T2">, </text:span><text:span text:style-name="T2">ya</text:span><text:span text:style-name="T2"> </text:span><text:span text:style-name="T2">sea</text:span><text:span text:style-name="T2"> </text:span><text:span text:style-name="T2">de</text:span><text:span text:style-name="T2"> </text:span><text:span text:style-name="T2">todo</text:span><text:span text:style-name="T2"> </text:span><text:span text:style-name="T2">el</text:span><text:span text:style-name="T2"> </text:span><text:span text:style-name="T2">conjunto</text:span><text:span text:style-name="T2"> </text:span><text:span text:style-name="T2">de</text:span><text:span text:style-name="T2"> </text:span><text:span text:style-name="T2">archivos</text:span><text:span text:style-name="T2">, </text:span><text:span text:style-name="T2">o</text:span><text:span text:style-name="T2"> </text:span><text:span text:style-name="T2">de</text:span><text:span text:style-name="T2"> </text:span><text:span text:style-name="T2">un</text:span><text:span text:style-name="T2"> </text:span><text:span text:style-name="T2">subconjunto</text:span><text:span text:style-name="T2"> </text:span><text:span text:style-name="T2">del</text:span><text:span text:style-name="T2"> </text:span><text:span text:style-name="T2">mismo</text:span><text:span text:style-name="T2">. </text:span><text:span text:style-name="T2">Dicho</text:span><text:span text:style-name="T2"> </text:span><text:span text:style-name="T2">en</text:span><text:span text:style-name="T2"> </text:span><text:span text:style-name="T2">otros</text:span><text:span text:style-name="T2"> </text:span><text:span text:style-name="T2">términos</text:span><text:span text:style-name="T2">, </text:span><text:span text:style-name="T2">si</text:span><text:span text:style-name="T2"> </text:span><text:span text:style-name="T2">alguien</text:span><text:span text:style-name="T2"> “</text:span><text:span text:style-name="T2">rompe</text:span><text:span text:style-name="T2">” </text:span><text:span text:style-name="T2">o</text:span><text:span text:style-name="T2"> “</text:span><text:span text:style-name="T2">pierde</text:span><text:span text:style-name="T2">” </text:span><text:span text:style-name="T2">algo</text:span><text:span text:style-name="T2">, </text:span><text:span text:style-name="T2">rápidamente</text:span><text:span text:style-name="T2"> </text:span><text:span text:style-name="T2">se</text:span><text:span text:style-name="T2"> </text:span><text:span text:style-name="T2">puede</text:span><text:span text:style-name="T2"> </text:span><text:span text:style-name="T2">enmendar</text:span><text:span text:style-name="T2"> </text:span><text:span text:style-name="T2">el</text:span><text:span text:style-name="T2"> </text:span><text:span text:style-name="T2">error</text:span><text:span text:style-name="T2">.</text:span></text:p>
      <text:p text:style-name="P2"><text:span text:style-name="T2">Los VCS son ampliamente usados por los programadores para el control de código fuente, pero sirven virtualmente para mantener una revisión sobre cualquier tipo de archivos. <text:s/></text:span></text:p>
      <text:p text:style-name="P7"><text:span text:style-name="T2"/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2</meta:editing-cycles>
    <dc:date>2014-09-04T01:57:59</dc:date>
    <meta:editing-duration>P0D</meta:editing-duration>
    <meta:document-statistic meta:table-count="0" meta:image-count="0" meta:object-count="0" meta:page-count="1" meta:paragraph-count="6" meta:word-count="223" meta:character-count="1327" meta:non-whitespace-character-count="1108"/>
  </office:meta>
</office:document-meta>
</file>